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MismatchException.getError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MismatchException.getRequire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MismatchException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MismatchException.initPropertyName( String proper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MismatchException.TypeMismatchException( @ Nullable Object value , @ Nullable Class &lt; ? &gt; required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MismatchException.getPropert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MismatchException.TypeMismatchException( PropertyChangeEvent propertyChangeEvent , @ Nullable Class &lt; ? &gt; requiredType , @ Nullable Throwable caus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ypeMismatchException.TypeMismatchException( @ Nullable Object value , @ Nullable Class &lt; ? &gt; requiredType , @ Nullable Throwable cau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ypeMismatchException.TypeMismatchException( PropertyChangeEvent propertyChangeEvent , Class &lt; ? &gt; required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